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8.19pt" fo:break-before="auto" style:use-optimal-row-height="false"/>
    </style:style>
    <style:style style:name="ro4" style:family="table-row">
      <style:table-row-properties style:row-height="37.45pt" fo:break-before="auto" style:use-optimal-row-height="true"/>
    </style:style>
    <style:style style:name="ro5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2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вариация</text:p>
          </table:table-cell>
          <table:table-cell table:style-name="ce9" office:value-type="float" office:value="3.68745478068654" calcext:value-type="float">
            <text:p>3.687</text:p>
          </table:table-cell>
          <table:table-cell table:style-name="ce9" office:value-type="float" office:value="1.30155772506218" calcext:value-type="float">
            <text:p>1.3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% обяснена вариация</text:p>
          </table:table-cell>
          <table:table-cell table:style-name="ce9" office:value-type="float" office:value="53.5390069118912" calcext:value-type="float">
            <text:p>53.539</text:p>
          </table:table-cell>
          <table:table-cell table:style-name="ce9" office:value-type="float" office:value="18.8976169696527" calcext:value-type="float">
            <text:p>18.8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кумулативен % вариация</text:p>
          </table:table-cell>
          <table:table-cell table:style-name="ce9" office:value-type="float" office:value="53.5390069118912" calcext:value-type="float">
            <text:p>53.539</text:p>
          </table:table-cell>
          <table:table-cell table:style-name="ce9" office:value-type="float" office:value="72.4366238815439" calcext:value-type="float">
            <text:p>72.437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1" office:value-type="float" office:value="0.498104006916982" calcext:value-type="float">
            <text:p>0.498</text:p>
          </table:table-cell>
          <table:table-cell table:style-name="ce11" office:value-type="float" office:value="-0.188077265622657" calcext:value-type="float">
            <text:p>-0.18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1" office:value-type="float" office:value="0.844140380089995" calcext:value-type="float">
            <text:p>0.844</text:p>
          </table:table-cell>
          <table:table-cell table:style-name="ce11" office:value-type="float" office:value="0.266281334983933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1" office:value-type="float" office:value="0.747899246994451" calcext:value-type="float">
            <text:p>0.748</text:p>
          </table:table-cell>
          <table:table-cell table:style-name="ce11" office:value-type="float" office:value="0.434788777112526" calcext:value-type="float">
            <text:p>0.43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1" office:value-type="float" office:value="0.854517538808368" calcext:value-type="float">
            <text:p>0.855</text:p>
          </table:table-cell>
          <table:table-cell table:style-name="ce11" office:value-type="float" office:value="0.301238070284768" calcext:value-type="float">
            <text:p>0.30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1" office:value-type="float" office:value="0.903706794665438" calcext:value-type="float">
            <text:p>0.904</text:p>
          </table:table-cell>
          <table:table-cell table:style-name="ce11" office:value-type="float" office:value="-0.0234496848777385" calcext:value-type="float">
            <text:p>-0.02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1" office:value-type="float" office:value="-0.716244201678928" calcext:value-type="float">
            <text:p>-0.716</text:p>
          </table:table-cell>
          <table:table-cell table:style-name="ce11" office:value-type="float" office:value="0.536176884370481" calcext:value-type="float">
            <text:p>0.53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1" office:value-type="float" office:value="0.410288816722921" calcext:value-type="float">
            <text:p>0.410</text:p>
          </table:table-cell>
          <table:table-cell table:style-name="ce11" office:value-type="float" office:value="-0.808323932350022" calcext:value-type="float">
            <text:p>-0.808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2"/>
        </table:table-row>
        <table:table-row table:style-name="ro4">
          <table:table-cell table:style-name="ce6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2" office:value-type="float" office:value="6.68386514995638" calcext:value-type="float">
            <text:p>6.684</text:p>
          </table:table-cell>
          <table:table-cell table:style-name="ce12" office:value-type="float" office:value="2.69974957746863" calcext:value-type="float">
            <text:p>2.7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19.1962748571109" calcext:value-type="float">
            <text:p>19.196</text:p>
          </table:table-cell>
          <table:table-cell table:style-name="ce12" office:value-type="float" office:value="5.41168274794592" calcext:value-type="float">
            <text:p>5.41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15.0686310835138" calcext:value-type="float">
            <text:p>15.069</text:p>
          </table:table-cell>
          <table:table-cell table:style-name="ce12" office:value-type="float" office:value="14.4280463383026" calcext:value-type="float">
            <text:p>14.42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9.6711418633951" calcext:value-type="float">
            <text:p>19.671</text:p>
          </table:table-cell>
          <table:table-cell table:style-name="ce12" office:value-type="float" office:value="6.925810290806" calcext:value-type="float">
            <text:p>6.92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21.8543408917306" calcext:value-type="float">
            <text:p>21.854</text:p>
          </table:table-cell>
          <table:table-cell table:style-name="ce12" office:value-type="float" office:value="0.0416888493953086" calcext:value-type="float">
            <text:p>0.04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2.9908539568482" calcext:value-type="float">
            <text:p>12.991</text:p>
          </table:table-cell>
          <table:table-cell table:style-name="ce12" office:value-type="float" office:value="20.6250449985925" calcext:value-type="float">
            <text:p>20.62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2" office:value-type="float" office:value="4.53489219744509" calcext:value-type="float">
            <text:p>4.535</text:p>
          </table:table-cell>
          <table:table-cell table:style-name="ce12" office:value-type="float" office:value="49.8679771974891" calcext:value-type="float">
            <text:p>49.868</text:p>
          </table:table-cell>
          <table:table-cell table:number-columns-repeated="1020"/>
        </table:table-row>
        <table:table-row table:style-name="ro5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7:Sheet1.C13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3T15:05:12.339081951</dc:date>
    <meta:editing-duration>PT28M24S</meta:editing-duration>
    <meta:editing-cycles>16</meta:editing-cycles>
    <meta:document-statistic meta:table-count="1" meta:cell-count="59" meta:object-count="0"/>
  </office:meta>
</office:document-meta>
</file>